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language="sv" fo:country="SE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Laboration, Block 2, <text:span text:style-name="T1">Nätverkssäkerhet 1</text:span>.</text:p>
      <text:p text:style-name="P1"/>
      <text:p text:style-name="P1">Namn på övning: VPN1.</text:p>
      <text:p text:style-name="Standard"/>
      <text:p text:style-name="P1">Förkunskaper:</text:p>
      <text:p text:style-name="Standard"/>
      <text:p text:style-name="Standard">1. Block 1 avklarat med minst betyg E.</text:p>
      <text:p text:style-name="Standard">2. Teoripass 1 för kursen Nätverks<text:span text:style-name="T1">säkerhet 1</text:span>.</text:p>
      <text:p text:style-name="Standard"/>
      <text:p text:style-name="Standard">Resurser:</text:p>
      <text:p text:style-name="Standard"/>
      <text:p text:style-name="Standard">1. 1 Styck fysisk server, i7.</text:p>
      <text:p text:style-name="Standard">2. 1 Styck virtuell server 20xx, (2008, 2008R2, 2012, 2012R2).</text:p>
      <text:p text:style-name="Standard">3. 1 Styck <text:span text:style-name="T1">VPN</text:span> kapabel "Bredbandsdelare" (<text:span text:style-name="T1">Ej 2rund, d-link</text:span>).</text:p>
      <text:p text:style-name="Standard">4. TP kablar (varierande längd och antal).</text:p>
      <text:p text:style-name="Standard"/>
      <text:p text:style-name="P1">Mål:</text:p>
      <text:p text:style-name="Standard"/>
      <text:p text:style-name="Standard">Genom att från din bärbara anslut<text:span text:style-name="T1">en till nätverksutbildningens <text:s/>lokala när (10.20.0.0) anslute till en utdelad katalog på din virtuella server, placerad bakom bredbandsdelaren och där hämta en fil.</text:span></text:p>
      <text:p text:style-name="Standard"/>
      <text:p text:style-name="Standard">Inlämnad dokumentation skall innehålla <text:span text:style-name="T1">av varför denna teknik passar sig för distansarbete</text:span>.</text:p>
      <text:p text:style-name="Standard"/>
      <text:p text:style-name="P2">För betyget A skall även en detaljerad förklaring <text:span text:style-name="T1">över den vanligast sätten att konfigurera VPN och motivera varför dessa existerar</text:span>.</text:p>
      <text:p text:style-name="Standard"/>
      <text:p text:style-name="P1">Tips:</text:p>
      <text:p text:style-name="Standard"><text:span text:style-name="T1">Konfigurerar DHCP först, därefter <text:s/>VPN, lyssna någa <text:s/>under föreläsning gällande <text:s/>VPN tjänsten.</text:span></text:p>
      <text:p text:style-name="Standard"><text:span text:style-name="T1">Testa med olika verktyg från utsidan, inte endast ”Ping”</text:span>.</text:p>
      <text:p text:style-name="Standard"/>
      <text:p text:style-name="P3">Finns det någon inställning <text:s/>på användarkontot (AD) som behöver förändra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5S</meta:editing-duration>
    <meta:editing-cycles>6</meta:editing-cycles>
    <meta:generator>OpenOffice/4.1.2$Win32 OpenOffice.org_project/412m3$Build-9782</meta:generator>
    <dc:date>2017-06-04T23:26:39.50</dc:date>
    <dc:creator>Robert Kristian Alm</dc:creator>
    <meta:document-statistic meta:table-count="0" meta:image-count="0" meta:object-count="0" meta:page-count="1" meta:paragraph-count="18" meta:word-count="151" meta:character-count="1013"/>
    <meta:user-defined meta:name="Info 1"/>
    <meta:user-defined meta:name="Info 2"/>
    <meta:user-defined meta:name="Info 3"/>
    <meta:user-defined meta:name="Info 4"/>
  </office:meta>
</office:document-meta>
</file>